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style:style>
    <style:style style:name="P2" style:parent-style-name="Standard" style:family="paragraph">
      <style:paragraph-properties fo:text-align="end"/>
    </style:style>
    <style:style style:name="P3" style:parent-style-name="Standard" style:family="paragraph">
      <style:paragraph-properties fo:text-align="end"/>
    </style:style>
    <style:style style:name="P4" style:parent-style-name="Standard" style:family="paragraph">
      <style:paragraph-properties fo:text-align="end"/>
    </style:style>
    <style:style style:name="P5" style:parent-style-name="Standard" style:family="paragraph">
      <style:paragraph-properties fo:text-align="center"/>
    </style:style>
  </office:automatic-styles>
  <office:body>
    <office:text text:use-soft-page-breaks="true">
      <text:p text:style-name="P1">Aaron Miller</text:p>
      <text:p text:style-name="P2">MCDB 103L – PM section</text:p>
      <text:p text:style-name="P3">February 16, 2013</text:p>
      <text:p text:style-name="P4"/>
      <text:p text:style-name="P5">Report on Cytokinesis<text:s/>Disruption<text:s/>Paper</text:p>
      <text:p text:style-name="Standard"/>
      <text:p text:style-name="Standard">1. What was the hypothesis being tested? <text:s/>Provide some "context" for this – why is the<text:s/>hypothesis important to the research field?</text:p>
      <text:p text:style-name="Standard"/>
      <text:p text:style-name="Standard">The authors of this paper were testing the hypothesis that syntaxin 2 and endobrevin are required for the final stage of cytokinesis (mid-body abscission), and that they accomplish this by mediating membrane fusion. <text:s/>This hypothesis is important because it is unknown how exactly cytokinesis terminates to result in two separate plasma membranes. <text:s/>In the introduction, the authors eliminate the possibility that cytokinesis terminates by the two cells tearing away from each other, reasoning that this would leave holes in the plasma membranes of the new daughter cells, allowing their contents to spill out. <text:s/>Instead, they conclude, it must involve membrane fusion. <text:s/>Previous work had shown that the stages of cytokinesis<text:s/>prior to mid-body abscission (e.g., furrow ingression) involve exocytosis (one type of membrane fusion) to increase plasma membrane surface area, but no previous work had established that membrane fusion occurs in the final step, nor what proteins are involved in this process.</text:p>
      <text:p text:style-name="Standard"/>
      <text:p text:style-name="Standard">2. How did the authors test the hypothesis?</text:p>
      <text:p text:style-name="Standard"/>
      <text:p text:style-name="Standard">The authors used Syntaxin 2D, a splice variant of Syntaxin 2 found in the brain that lacks a transmembrane anchor, and so is soluble; Syntaxin 2D acts as a dominant-negative inhibitor of Syntaxin 2. <text:s/>The authors found that when Syntaxin 2D is expressed in MDCK cells, the mid-body forms, but abscission does not occur, and the cells regress back into a single binucleated cell. <text:s/>Since Syntaxin 2D inhibits Syntaxin 2, this is evidence that Syntaxin 2 is<text:s/>required for cytokinesi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herlock</meta:initial-creator>
    <dc:creator>Sherlock</dc:creator>
    <meta:creation-date>2009-04-16T11:32:00Z</meta:creation-date>
    <dc:date>2013-02-18T08:05:00Z</dc:date>
    <meta:template xlink:href="Normal.dotm" xlink:type="simple"/>
    <meta:editing-cycles>4</meta:editing-cycles>
    <meta:editing-duration>PT101880S</meta:editing-duration>
    <meta:user-defined meta:name="Info 1"/>
    <meta:user-defined meta:name="Info 2"/>
    <meta:user-defined meta:name="Info 3"/>
    <meta:user-defined meta:name="Info 4"/>
    <meta:document-statistic meta:page-count="1" meta:paragraph-count="3" meta:word-count="262" meta:character-count="1753" meta:row-count="12" meta:non-whitespace-character-count="1494"/>
  </office:meta>
</office:document-meta>
</file>